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47804" draw:opacity="50%" draw:textarea-horizontal-align="justify" draw:textarea-vertical-align="middle" draw:auto-grow-height="false" fo:min-height="5.396cm" fo:min-width="6.479cm"/>
    </style:style>
    <style:style style:name="gr2" style:family="graphic" style:parent-style-name="standard">
      <style:graphic-properties draw:fill-color="#355269" draw:opacity="50%" draw:textarea-horizontal-align="justify" draw:textarea-vertical-align="middle" draw:auto-grow-height="false" fo:min-height="5.395cm" fo:min-width="6.47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47804" draw:opacity="50%"/>
      <style:paragraph-properties fo:text-align="center"/>
    </style:style>
    <style:style style:name="P2" style:family="paragraph">
      <loext:graphic-properties draw:fill-color="#355269" draw:opacity="5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f" style:font-name="aakar" fo:text-shadow="1pt 1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aakar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aakar" fo:text-shadow="none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ffffff" style:font-name="aakar" fo:text-shadow="1pt 1pt" fo:font-weight="bold" style:font-weight-asian="bold" style:font-weight-complex="bold"/>
    </style:style>
    <style:style style:name="T2" style:family="text">
      <style:text-properties fo:color="#ffffff" style:font-name="aakar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style:font-name="aakar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869cm" svg:height="7.984cm" draw:transform="skewX (-0.000174532925199346) rotate (-0.793601210881822) translate (12.296cm 2.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869cm" svg:height="7.98cm" draw:transform="rotate (-0.793601210881822) translate (14.923cm 2.539cm)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794cm" svg:height="0.958cm" svg:x="9.398cm" svg:y="5.588cm">
          <draw:text-box>
            <text:p><text:span text:style-name="T1">102171</text:span></text:p>
          </draw:text-box>
        </draw:frame>
        <draw:frame draw:style-name="gr3" draw:text-style-name="P3" draw:layer="layout" svg:width="2.794cm" svg:height="0.958cm" svg:x="16.764cm" svg:y="5.588cm">
          <draw:text-box>
            <text:p><text:span text:style-name="T1">91324</text:span></text:p>
          </draw:text-box>
        </draw:frame>
        <draw:frame draw:style-name="gr3" draw:text-style-name="P3" draw:layer="layout" svg:width="2.54cm" svg:height="0.958cm" svg:x="13.208cm" svg:y="8.89cm">
          <draw:text-box>
            <text:p><text:span text:style-name="T1">61828</text:span></text:p>
          </draw:text-box>
        </draw:frame>
        <draw:frame draw:style-name="gr4" draw:text-style-name="P4" draw:layer="layout" svg:width="2.794cm" svg:height="0.839cm" svg:x="17.272cm" svg:y="7.546cm">
          <draw:text-box>
            <text:p><text:span text:style-name="T2">Setdb1KO</text:span></text:p>
          </draw:text-box>
        </draw:frame>
        <draw:frame draw:style-name="gr4" draw:text-style-name="P4" draw:layer="layout" svg:width="2.619cm" svg:height="0.839cm" svg:x="8.636cm" svg:y="7.366cm">
          <draw:text-box>
            <text:p><text:span text:style-name="T2">Lgr5Cre</text:span></text:p>
          </draw:text-box>
        </draw:frame>
        <draw:frame draw:style-name="gr3" draw:text-style-name="P5" draw:layer="layout" svg:width="4.572cm" svg:height="0.958cm" svg:x="12.192cm" svg:y="3.302cm">
          <draw:text-box>
            <text:p><text:span text:style-name="T3">Peaks Overlap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4:54:15.941430915</meta:creation-date>
    <dc:date>2022-03-31T15:12:36.841107202</dc:date>
    <meta:editing-duration>PT52S</meta:editing-duration>
    <meta:editing-cycles>2</meta:editing-cycles>
    <meta:generator>LibreOffice/6.4.7.2$Linux_X86_64 LibreOffice_project/40$Build-2</meta:generator>
    <meta:document-statistic meta:object-count="31"/>
  </office:meta>
</office:document-meta>
</file>